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21000000B8F7E6F4C1541AE82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Default_5f_1" style:list-style-name="L3">
      <style:graphic-properties draw:stroke="solid" svg:stroke-width="0.071cm" svg:stroke-color="#325490" draw:fill="solid" draw:fill-color="#4472c4" draw:textarea-vertical-align="middle" draw:auto-grow-height="false" draw:fit-to-size="false" style:shrink-to-fit="false" fo:min-height="1.702cm" fo:min-width="3.733cm" fo:padding-top="0.125cm" fo:padding-bottom="0.125cm" fo:padding-left="0.25cm" fo:padding-right="0.25cm" fo:wrap-option="wrap"/>
    </style:style>
    <style:style style:name="gr3" style:family="graphic" style:parent-style-name="Default_5f_1">
      <style:graphic-properties draw:stroke="solid" svg:stroke-width="0.026cm" svg:stroke-color="#3f6ec2" draw:marker-end="msArrowEnd_20_5" draw:marker-end-width="0.21cm" draw:marker-end-center="false" draw:fill="none" draw:textarea-vertical-align="top" draw:auto-grow-height="false" fo:min-height="0cm" fo:min-width="1.792cm" fo:padding-top="0.125cm" fo:padding-bottom="0.125cm" fo:padding-left="0.25cm" fo:padding-right="0.25cm" fo:wrap-option="wrap"/>
    </style:style>
    <style:style style:name="gr4" style:family="graphic" style:parent-style-name="Default_5f_1" style:list-style-name="L3">
      <style:graphic-properties draw:stroke="solid" svg:stroke-width="0.071cm" svg:stroke-color="#325490" draw:fill="solid" draw:fill-color="#4472c4" draw:textarea-vertical-align="middle" draw:auto-grow-height="false" draw:fit-to-size="false" style:shrink-to-fit="false" fo:min-height="1.042cm" fo:min-width="2.228cm" fo:padding-top="0.125cm" fo:padding-bottom="0.125cm" fo:padding-left="0.25cm" fo:padding-right="0.25cm" fo:wrap-option="wrap"/>
    </style:style>
    <style:style style:name="gr5" style:family="graphic" style:parent-style-name="Default_5f_1">
      <style:graphic-properties draw:stroke="solid" svg:stroke-width="0.026cm" svg:stroke-color="#3f6ec2" draw:marker-end="msArrowEnd_20_5" draw:marker-end-width="0.21cm" draw:marker-end-center="false" draw:fill="none" draw:textarea-vertical-align="top" draw:auto-grow-height="false" fo:min-height="0cm" fo:min-width="1.341cm" fo:padding-top="0.125cm" fo:padding-bottom="0.125cm" fo:padding-left="0.25cm" fo:padding-right="0.25cm" fo:wrap-option="wrap"/>
    </style:style>
    <style:style style:name="gr6" style:family="graphic" style:parent-style-name="Default_5f_1" style:list-style-name="L3">
      <style:graphic-properties draw:stroke="solid" svg:stroke-width="0.071cm" svg:stroke-color="#325490" draw:fill="solid" draw:fill-color="#4472c4" draw:textarea-vertical-align="middle" draw:auto-grow-height="false" draw:fit-to-size="false" style:shrink-to-fit="false" fo:min-height="1.577cm" fo:min-width="3.356cm" fo:padding-top="0.125cm" fo:padding-bottom="0.125cm" fo:padding-left="0.25cm" fo:padding-right="0.25cm" fo:wrap-option="wrap"/>
    </style:style>
    <style:style style:name="gr7" style:family="graphic" style:parent-style-name="Default_5f_1" style:list-style-name="L3">
      <style:graphic-properties draw:stroke="solid" svg:stroke-width="0.071cm" svg:stroke-color="#325490" draw:fill="solid" draw:fill-color="#4472c4" draw:textarea-vertical-align="middle" draw:auto-grow-height="false" draw:fit-to-size="false" style:shrink-to-fit="false" fo:min-height="1.882cm" fo:min-width="3.024cm" fo:padding-top="0.125cm" fo:padding-bottom="0.125cm" fo:padding-left="0.25cm" fo:padding-right="0.25cm" fo:wrap-option="wrap"/>
    </style:style>
    <style:style style:name="gr8" style:family="graphic" style:parent-style-name="Default_5f_1">
      <style:graphic-properties draw:stroke="solid" svg:stroke-width="0.026cm" svg:stroke-color="#3f6ec2" draw:marker-end="msArrowEnd_20_5" draw:marker-end-width="0.21cm" draw:marker-end-center="false" draw:fill="none" draw:textarea-vertical-align="top" draw:auto-grow-height="false" fo:min-height="0cm" fo:min-width="0.942cm" fo:padding-top="0.125cm" fo:padding-bottom="0.125cm" fo:padding-left="0.25cm" fo:padding-right="0.25cm" fo:wrap-option="wrap"/>
    </style:style>
    <style:style style:name="gr9" style:family="graphic" style:parent-style-name="Default_5f_1">
      <style:graphic-properties draw:stroke="solid" svg:stroke-width="0.026cm" svg:stroke-color="#3f6ec2" draw:marker-end="msArrowEnd_20_5" draw:marker-end-width="0.21cm" draw:marker-end-center="false" draw:fill="none" draw:textarea-vertical-align="top" draw:auto-grow-height="false" fo:min-height="2.663cm" fo:min-width="0cm" fo:padding-top="0.125cm" fo:padding-bottom="0.125cm" fo:padding-left="0.25cm" fo:padding-right="0.25cm" fo:wrap-option="wrap"/>
    </style:style>
    <style:style style:name="gr10" style:family="graphic" style:parent-style-name="Default_5f_1" style:list-style-name="L3">
      <style:graphic-properties draw:stroke="solid" svg:stroke-width="0.071cm" svg:stroke-color="#325490" draw:fill="solid" draw:fill-color="#4472c4" draw:textarea-vertical-align="middle" draw:auto-grow-height="false" draw:fit-to-size="false" style:shrink-to-fit="false" fo:min-height="1.235cm" fo:min-width="2.52cm" fo:padding-top="0.125cm" fo:padding-bottom="0.125cm" fo:padding-left="0.25cm" fo:padding-right="0.25cm" fo:wrap-option="wrap"/>
    </style:style>
    <style:style style:name="gr11" style:family="graphic" style:parent-style-name="Default_5f_1" style:list-style-name="L3">
      <style:graphic-properties draw:stroke="solid" svg:stroke-width="0.071cm" svg:stroke-color="#325490" draw:fill="solid" draw:fill-color="#4472c4" draw:textarea-vertical-align="middle" draw:auto-grow-height="false" draw:fit-to-size="false" style:shrink-to-fit="false" fo:min-height="2.9cm" fo:min-width="2.228cm" fo:padding-top="0.125cm" fo:padding-bottom="0.125cm" fo:padding-left="0.25cm" fo:padding-right="0.25cm" fo:wrap-option="wrap"/>
    </style:style>
    <style:style style:name="gr12" style:family="graphic" style:parent-style-name="Default_5f_1" style:list-style-name="L3">
      <style:graphic-properties draw:stroke="solid" svg:stroke-width="0.071cm" svg:stroke-color="#325490" draw:fill="solid" draw:fill-color="#4472c4" draw:textarea-vertical-align="middle" draw:auto-grow-height="false" draw:fit-to-size="false" style:shrink-to-fit="false" fo:min-height="1.649cm" fo:min-width="3.206cm" fo:padding-top="0.125cm" fo:padding-bottom="0.125cm" fo:padding-left="0.25cm" fo:padding-right="0.25cm" fo:wrap-option="wrap"/>
    </style:style>
    <style:style style:name="gr13" style:family="graphic" style:parent-style-name="Default_5f_1">
      <style:graphic-properties draw:stroke="solid" svg:stroke-width="0.026cm" svg:stroke-color="#3f6ec2" draw:marker-end="msArrowEnd_20_5" draw:marker-end-width="0.21cm" draw:marker-end-center="false" draw:fill="none" draw:textarea-vertical-align="top" draw:auto-grow-height="false" fo:min-height="2.677cm" fo:min-width="0cm" fo:padding-top="0.125cm" fo:padding-bottom="0.125cm" fo:padding-left="0.25cm" fo:padding-right="0.25cm" fo:wrap-option="wrap"/>
    </style:style>
    <style:style style:name="gr14" style:family="graphic" style:parent-style-name="Default_5f_1">
      <style:graphic-properties draw:stroke="solid" svg:stroke-width="0.026cm" svg:stroke-color="#3f6ec2" draw:marker-end="msArrowEnd_20_5" draw:marker-end-width="0.21cm" draw:marker-end-center="false" draw:fill="none" draw:textarea-vertical-align="top" draw:auto-grow-height="false" fo:min-height="2.834cm" fo:min-width="0cm" fo:padding-top="0.125cm" fo:padding-bottom="0.125cm" fo:padding-left="0.25cm" fo:padding-right="0.25cm" fo:wrap-option="wrap"/>
    </style:style>
    <style:style style:name="gr15" style:family="graphic" style:parent-style-name="Default_5f_1" style:list-style-name="L3">
      <style:graphic-properties draw:stroke="solid" svg:stroke-width="0.071cm" svg:stroke-color="#325490" draw:fill="solid" draw:fill-color="#4472c4" draw:textarea-vertical-align="middle" draw:auto-grow-height="false" draw:fit-to-size="false" style:shrink-to-fit="false" fo:min-height="1.992cm" fo:min-width="4.063cm" fo:padding-top="0.125cm" fo:padding-bottom="0.125cm" fo:padding-left="0.25cm" fo:padding-right="0.25cm" fo:wrap-option="wrap"/>
    </style:style>
    <style:style style:name="gr16" style:family="graphic" style:parent-style-name="Default_5f_1">
      <style:graphic-properties draw:stroke="solid" svg:stroke-width="0.026cm" svg:stroke-color="#3f6ec2" draw:marker-end="msArrowEnd_20_5" draw:marker-end-width="0.21cm" draw:marker-end-center="false" draw:fill="none" draw:textarea-vertical-align="top" draw:auto-grow-height="false" fo:min-height="3.476cm" fo:min-width="0cm" fo:padding-top="0.125cm" fo:padding-bottom="0.125cm" fo:padding-left="0.25cm" fo:padding-right="0.25cm" fo:wrap-option="wrap"/>
    </style:style>
    <style:style style:name="gr17" style:family="graphic" style:parent-style-name="Default_5f_1" style:list-style-name="L3">
      <style:graphic-properties draw:stroke="solid" svg:stroke-width="0.071cm" svg:stroke-color="#325490" draw:fill="solid" draw:fill-color="#4472c4" draw:textarea-vertical-align="middle" draw:auto-grow-height="false" draw:fit-to-size="false" style:shrink-to-fit="false" fo:min-height="1.623cm" fo:min-width="1.728cm" fo:padding-top="0.125cm" fo:padding-bottom="0.125cm" fo:padding-left="0.25cm" fo:padding-right="0.25cm" fo:wrap-option="wrap"/>
    </style:style>
    <style:style style:name="gr18" style:family="graphic" style:parent-style-name="Default_5f_1">
      <style:graphic-properties draw:stroke="solid" svg:stroke-width="0.026cm" svg:stroke-color="#3f6ec2" draw:marker-end="msArrowEnd_20_5" draw:marker-end-width="0.21cm" draw:marker-end-center="false" draw:fill="none" draw:textarea-vertical-align="top" draw:auto-grow-height="false" fo:min-height="0cm" fo:min-width="0.678cm" fo:padding-top="0.125cm" fo:padding-bottom="0.125cm" fo:padding-left="0.25cm" fo:padding-right="0.25cm" fo:wrap-option="wrap"/>
    </style:style>
    <style:style style:name="gr19" style:family="graphic" style:parent-style-name="Default_5f_1" style:list-style-name="L3">
      <style:graphic-properties draw:stroke="solid" svg:stroke-width="0.071cm" svg:stroke-color="#325490" draw:fill="solid" draw:fill-color="#4472c4" draw:textarea-vertical-align="middle" draw:auto-grow-height="false" draw:fit-to-size="false" style:shrink-to-fit="false" fo:min-height="2.9cm" fo:min-width="2.228cm" fo:padding-top="0.125cm" fo:padding-bottom="0.125cm" fo:padding-left="0.25cm" fo:padding-right="0.25cm" fo:wrap-option="wrap"/>
    </style:style>
    <style:style style:name="gr20" style:family="graphic" style:parent-style-name="Default_5f_1">
      <style:graphic-properties draw:stroke="solid" svg:stroke-width="0.026cm" svg:stroke-color="#3f6ec2" draw:marker-end="msArrowEnd_20_5" draw:marker-end-width="0.21cm" draw:marker-end-center="false" draw:fill="none" draw:textarea-vertical-align="top" draw:auto-grow-height="false" fo:min-height="3.148cm" fo:min-width="0cm" fo:padding-top="0.125cm" fo:padding-bottom="0.125cm" fo:padding-left="0.25cm" fo:padding-right="0.25cm" fo:wrap-option="wrap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574cm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033cm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ank_20_Slide-notes">
      <style:graphic-properties draw:fill-color="#ffffff" fo:min-height="13.364cm"/>
    </style:style>
    <style:style style:name="pr4" style:family="presentation" style:parent-style-name="Blue_5f_Curve1-title">
      <style:graphic-properties draw:auto-grow-height="true" fo:min-height="1.771cm"/>
    </style:style>
    <style:style style:name="pr5" style:family="presentation" style:parent-style-name="Blue_5f_Curve1-outline1">
      <style:graphic-properties fo:min-height="5.576cm"/>
    </style:style>
    <style:style style:name="pr6" style:family="presentation" style:parent-style-name="Blue_5f_Curve1-notes">
      <style:graphic-properties draw:fill-color="#ffffff" draw:auto-grow-height="true" fo:min-height="13.364cm"/>
    </style:style>
    <style:style style:name="pr7" style:family="presentation" style:parent-style-name="Blue_5f_Curve1-title">
      <style:graphic-properties fo:min-height="1.771cm"/>
    </style:style>
    <style:style style:name="pr8" style:family="presentation" style:parent-style-name="Blue_5f_Curve1-outline1">
      <style:graphic-properties fo:min-height="11.929cm"/>
    </style:style>
    <style:style style:name="pr9" style:family="presentation" style:parent-style-name="Blue_5f_Curve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margin-top="0cm" fo:margin-bottom="0cm" fo:line-height="100%" fo:text-align="center"/>
    </style:style>
    <style:style style:name="P3" style:family="paragraph">
      <loext:graphic-properties draw:fill="solid" draw:fill-color="#4472c4"/>
      <style:paragraph-properties fo:margin-top="0cm" fo:margin-bottom="0cm" fo:line-height="100%" fo:text-align="center" style:font-independent-line-spacing="true"/>
      <style:text-properties fo:font-size="19.8999996185303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-color="#ffffff"/>
      <style:text-properties fo:font-size="21.2999992370605pt"/>
    </style:style>
    <style:style style:name="P6" style:family="paragraph">
      <style:paragraph-properties fo:margin-left="0cm" fo:margin-right="0cm" fo:margin-top="0.5cm" fo:margin-bottom="0cm" fo:line-height="100%" fo:text-indent="0cm"/>
    </style:style>
    <style:style style:name="P7" style:family="paragraph">
      <loext:graphic-properties draw:fill="none" draw:fill-color="#ffffff"/>
      <style:paragraph-properties fo:margin-left="0cm" fo:margin-right="0cm" fo:margin-top="0.5cm" fo:margin-bottom="0cm" fo:line-height="100%" fo:text-indent="0cm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3.506cm" svg:x="0cm" svg:y="6.503cm" presentation:class="title">
          <draw:text-box>
            <text:p>Phat hien vung ban tay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ank_20_Slide">
        <office:forms form:automatic-focus="false" form:apply-design-mode="false"/>
        <draw:custom-shape draw:name="CustomShape 1" draw:style-name="gr2" draw:text-style-name="P3" draw:layer="layout" svg:width="4.232cm" svg:height="1.951cm" svg:x="1.016cm" svg:y="4.318cm">
          <text:p text:style-name="P2"><text:span text:style-name="T1">Thresho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4" draw:layer="layout" svg:width="2.291cm" svg:height="0.069cm" svg:x="5.25cm" svg:y="5.37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" draw:style-name="gr4" draw:text-style-name="P3" draw:layer="layout" svg:width="3.856cm" svg:height="1.826cm" svg:x="7.542cm" svg:y="4.543cm">
          <text:p text:style-name="P2"><text:span text:style-name="T1">Binary Imag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5" draw:text-style-name="P4" draw:layer="layout" svg:width="1.841cm" svg:height="0.07cm" svg:x="11.4cm" svg:y="5.384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" draw:style-name="gr6" draw:text-style-name="P3" draw:layer="layout" svg:width="3.855cm" svg:height="1.826cm" svg:x="13.243cm" svg:y="4.471cm">
          <text:p text:style-name="P2"><text:span text:style-name="T1">Find Contou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" draw:text-style-name="P3" draw:layer="layout" svg:width="4.984cm" svg:height="3.014cm" svg:x="18.542cm" svg:y="3.556cm">
          <text:p text:style-name="P2"><text:span text:style-name="T1">Contours Drawn Imag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8" draw:text-style-name="P4" draw:layer="layout" svg:width="1.442cm" svg:height="0.012cm" svg:x="17.1cm" svg:y="5.37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9" draw:text-style-name="P4" draw:layer="layout" svg:width="0.001cm" svg:height="2.913cm" svg:x="3.578cm" svg:y="6.265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10" draw:text-style-name="P3" draw:layer="layout" svg:width="3.019cm" svg:height="2.969cm" svg:x="2.229cm" svg:y="9.186cm">
          <text:p text:style-name="P2"><text:span text:style-name="T1">RGB/HSV Chart</text:span></text:p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CustomShape 10" draw:style-name="gr11" draw:text-style-name="P3" draw:layer="layout" svg:width="3.856cm" svg:height="4.454cm" svg:x="7.542cm" svg:y="9.457cm">
          <text:p text:style-name="P2"><text:span text:style-name="T1">Recall</text:span></text:p>
          <text:p text:style-name="P2"><text:span text:style-name="T1">Precision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" draw:style-name="gr12" draw:text-style-name="P3" draw:layer="layout" svg:width="3.705cm" svg:height="3.797cm" svg:x="13.392cm" svg:y="9.229cm">
          <text:p text:style-name="P2"><text:span text:style-name="T1">Size of hand</text:span></text:p>
          <text:p text:style-name="P2"><text:span text:style-name="T1">700 (+-30%)</text:span></text:p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CustomShape 12" draw:style-name="gr13" draw:text-style-name="P4" draw:layer="layout" svg:width="0.073cm" svg:height="2.927cm" svg:x="15.167cm" svg:y="6.295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" draw:style-name="gr14" draw:text-style-name="P4" draw:layer="layout" svg:width="0.001cm" svg:height="3.084cm" svg:x="9.471cm" svg:y="6.37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15" draw:text-style-name="P3" draw:layer="layout" svg:width="4.562cm" svg:height="4.483cm" svg:x="1.907cm" svg:y="15.886cm">
          <text:p text:style-name="P2"><text:span text:style-name="T1">Ground Truth</text:span></text:p>
          <text:p text:style-name="P2"><text:span text:style-name="T1">Train 3k images</text:span></text:p>
          <text:p text:style-name="P2"><text:span text:style-name="T1">Test 2k images</text:span></text:p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CustomShape 15" draw:style-name="gr16" draw:text-style-name="P4" draw:layer="layout" svg:width="0.009cm" svg:height="3.726cm" svg:x="4.189cm" svg:y="12.155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6" draw:style-name="gr17" draw:text-style-name="P3" draw:layer="layout" svg:width="3.15cm" svg:height="2.649cm" svg:x="24.779cm" svg:y="3.92cm">
          <text:p text:style-name="P2"><text:span text:style-name="T1">Binary Imag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7" draw:style-name="gr18" draw:text-style-name="P4" draw:layer="layout" svg:width="1.177cm" svg:height="0.112cm" svg:x="23.528cm" svg:y="5.44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8" draw:style-name="gr19" draw:text-style-name="P3" draw:layer="layout" svg:width="3.856cm" svg:height="4.454cm" svg:x="23.842cm" svg:y="9.972cm">
          <text:p text:style-name="P2"><text:span text:style-name="T1">Recall</text:span></text:p>
          <text:p text:style-name="P2"><text:span text:style-name="T1">Precision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9" draw:style-name="gr20" draw:text-style-name="P4" draw:layer="layout" svg:width="0.001cm" svg:height="3.398cm" svg:x="25.771cm" svg:y="6.568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1" draw:layer="layout" svg:width="18.115cm" svg:height="11.136cm" svg:x="1.441cm" svg:y="2.256cm" draw:page-number="2" presentation:class="page"/>
          <draw:frame presentation:style-name="pr3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4" draw:layer="layout" svg:width="25.199cm" svg:height="1.771cm" svg:x="1.4cm" svg:y="0.837cm" presentation:class="title">
          <draw:text-box>
            <text:p>dat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4400 images</text:p>
                <text:p>kinect 5</text:p>
              </text:list-item>
              <text:list-item>
                <text:p>480*680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7" draw:layer="layout" svg:width="25.199cm" svg:height="1.771cm" svg:x="1.4cm" svg:y="0.837cm" presentation:class="title" presentation:user-transformed="true">
          <draw:text-box>
            <text:p>Process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header>
                <text:p>Check conditions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1.771cm" svg:x="1.4cm" svg:y="0.837cm" presentation:class="title" presentation:user-transformed="true">
          <draw:text-box>
            <text:p>results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21" draw:text-style-name="P7" draw:layer="layout" svg:width="10.922cm" svg:height="8.824cm" svg:x="13.97cm" svg:y="5.146cm">
          <draw:text-box>
            <text:p text:style-name="P6">HSV space:</text:p>
            <text:p text:style-name="P6">Max IOU = <text:s/>0.39</text:p>
            <text:p text:style-name="P6">Mean IOU= <text:s/>0.067</text:p>
            <text:p text:style-name="P6">Max Recall = <text:s/>0.73</text:p>
            <text:p>Mean Recall = <text:s/>0.21</text:p>
          </draw:text-box>
        </draw:frame>
        <draw:frame draw:style-name="gr22" draw:text-style-name="P7" draw:layer="layout" svg:width="8.128cm" svg:height="10.283cm" svg:x="2.032cm" svg:y="5.588cm">
          <draw:text-box>
            <text:p text:style-name="P6">RGB</text:p>
            <text:p text:style-name="P6">Max IOU = <text:s/>0.017</text:p>
            <text:p text:style-name="P6">Mean IOU= <text:s/>0.0035</text:p>
            <text:p text:style-name="P6">Max Recall = <text:s/>1.0</text:p>
            <text:p>Mean Recall = <text:s/>0.51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7" draw:layer="layout" svg:width="25.199cm" svg:height="1.771cm" svg:x="1.4cm" svg:y="0.837cm" presentation:class="title" presentation:placeholder="true" presentation:user-transformed="true">
          <draw:text-box/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GR2HSV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7" draw:layer="layout" svg:width="25.199cm" svg:height="1.771cm" svg:x="1.4cm" svg:y="0.837cm" presentation:class="title" presentation:placeholder="true" presentation:user-transformed="true">
          <draw:text-box/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indContour</text:p>
                <text:p>- bgr2gray / bgr2hsv??</text:p>
                <text:p>-contourArea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7" draw:layer="layout" svg:width="25.199cm" svg:height="1.771cm" svg:x="1.4cm" svg:y="0.837cm" presentation:class="title" presentation:placeholder="true">
          <draw:text-box/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21/3</text:p>
              </text:list-item>
              <text:list-item>
                <text:p>FindCountour:</text:p>
              </text:list-item>
              <text:list-item>
                <text:p>Problems: bgr→hsv, Area?</text:p>
                <text:p>→ convert all original image 2 hsv</text:p>
                <text:p>→ find the mean hsv threshold [lowerHSV; upperHSV]</text:p>
                <text:p>→ find the mean hand area threshold from groundtruth [lowerHandArea; upperHandArea]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7" draw:layer="layout" svg:width="25.199cm" svg:height="1.771cm" svg:x="1.4cm" svg:y="0.837cm" presentation:class="title" presentation:placeholder="true">
          <draw:text-box/>
        </draw:frame>
        <draw:frame presentation:style-name="pr8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7" draw:layer="layout" svg:width="25.199cm" svg:height="1.771cm" svg:x="1.4cm" svg:y="0.837cm" presentation:class="title" presentation:user-transformed="true">
          <draw:text-box>
            <text:p>handArea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ucessful iterated 4001 <text:s/>PNG images. Area List Updated! 145 <text:s/>errors.</text:p>
              </text:list-item>
              <text:list-item>
                <text:p>Data saved to files</text:p>
              </text:list-item>
              <text:list-item>
                <text:p>Min area = <text:s/>0.0</text:p>
              </text:list-item>
              <text:list-item>
                <text:p>Mean area = <text:s/>864.730817295676</text:p>
              </text:list-item>
              <text:list-item>
                <text:p>Max area = <text:s/>4430.5</text:p>
              </text:list-item>
              <text:list-item>
                <text:p>Program executed in 11.434244871139526 seconds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draw:frame presentation:style-name="pr7" draw:layer="layout" svg:width="25.199cm" svg:height="1.771cm" svg:x="1.4cm" svg:y="0.837cm" presentation:class="title" presentation:placeholder="true">
          <draw:text-box/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andom split data ½</text:p>
              </text:list-item>
              <text:list-item>
                <text:p>rgb→hsv</text:p>
              </text:list-item>
              <text:list-item>
                <text:p>Xd nguong tu dong, phuong sai so voi gia tri trung binh 50%</text:p>
              </text:list-item>
              <text:list-item>
                <text:p>findcontou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5.2999992370605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44cm" fo:margin-bottom="0cm" fo:text-indent="0cm"/>
      <style:text-properties fo:font-variant="normal" fo:text-transform="none" style:text-line-through-style="none" style:text-line-through-type="none" style:text-position="0% 100%" fo:font-size="30.8999996185303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6.3999996185303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22cm" fo:margin-bottom="0cm" fo:text-indent="0cm"/>
      <style:text-properties fo:font-variant="normal" fo:text-transform="none" style:text-line-through-style="none" style:text-line-through-type="none" style:text-position="0% 100%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51.5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9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P9" style:family="paragraph"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text-properties fo:font-size="14pt" style:font-size-asian="14pt" style:font-size-complex="14pt"/>
    </style:style>
    <style:style style:name="MP11" style:family="paragraph">
      <style:paragraph-properties fo:text-align="end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2">
      <draw:frame presentation:style-name="Blank_20_Slide-title" draw:layer="backgroundobjects" svg:width="25.199cm" svg:height="3.506cm" svg:x="1.399cm" svg:y="0.837cm" presentation:class="title" presentation:placeholder="true">
        <draw:text-box/>
      </draw:frame>
      <draw:frame presentation:style-name="Blank_20_Slide-outline1" draw:layer="backgroundobjects" svg:width="25.199cm" svg:height="12.179cm" svg:x="1.399cm" svg:y="4.91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8.115cm" svg:height="11.136cm" svg:x="1.441cm" svg:y="2.256cm" presentation:class="page"/>
        <draw:frame presentation:style-name="Blank_20_Slide-notes" draw:layer="backgroundobjects" svg:width="16.799cm" svg:height="13.364cm" svg:x="2.1cm" svg:y="14.106cm" presentation:class="notes" presentation:placeholder="true">
          <draw:text-box/>
        </draw:frame>
        <draw:frame presentation:style-name="Mpr8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8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9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9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9T05:01:04.924746222</meta:creation-date>
    <meta:editing-duration>PT5H29S</meta:editing-duration>
    <meta:editing-cycles>12</meta:editing-cycles>
    <meta:generator>LibreOffice/6.0.7.3$Linux_X86_64 LibreOffice_project/00m0$Build-3</meta:generator>
    <dc:title>Blue Curve</dc:title>
    <dc:date>2019-04-02T00:28:24.227690624</dc:date>
    <meta:document-statistic meta:object-count="105"/>
  </office:meta>
</office:document-meta>
</file>